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7.15mm"/>
    </style:style>
    <style:style style:name="co6" style:family="table-column">
      <style:table-column-properties fo:break-before="auto" style:column-width="33.13mm"/>
    </style:style>
    <style:style style:name="co7" style:family="table-column">
      <style:table-column-properties fo:break-before="auto" style:column-width="1.98mm"/>
    </style:style>
    <style:style style:name="co8" style:family="table-column">
      <style:table-column-properties fo:break-before="auto" style:column-width="2.22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9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9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96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9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9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9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9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21"/>
        <table:table-column table:style-name="co4" table:number-columns-repeated="2" table:default-cell-style-name="ce30"/>
        <table:table-column table:style-name="co5" table:number-columns-repeated="4" table:default-cell-style-name="ce30"/>
        <table:table-column table:style-name="co6" table:number-columns-repeated="2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244" table:default-cell-style-name="ce30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10-9 台電火力發電燃料耗用量</text:p>
          </table:table-cell>
          <table:covered-table-cell table:number-columns-repeated="10" table:style-name="ce9"/>
          <table:table-cell table:style-name="ce38" table:number-columns-repeated="1013"/>
        </table:table-row>
        <table:table-row table:style-name="ro2">
          <table:table-cell table:style-name="ce2"/>
          <table:table-cell/>
          <table:table-cell table:style-name="ce15"/>
          <table:table-cell table:style-name="ce22"/>
          <table:table-cell table:style-name="ce15" table:number-columns-repeated="2"/>
          <table:table-cell table:style-name="ce34"/>
          <table:table-cell table:style-name="ce15" table:number-columns-repeated="4"/>
          <table:table-cell table:style-name="ce39" table:number-columns-repeated="1013"/>
        </table:table-row>
        <table:table-row table:style-name="ro2">
          <table:table-cell table:style-name="ce3" office:value-type="string" calcext:value-type="string" table:number-columns-spanned="3" table:number-rows-spanned="3">
            <text:p>年月</text:p>
          </table:table-cell>
          <table:covered-table-cell table:style-name="ce10"/>
          <table:covered-table-cell table:style-name="ce16"/>
          <table:table-cell table:style-name="ce23" office:value-type="string" calcext:value-type="string" table:number-columns-spanned="1" table:number-rows-spanned="3">
            <text:p>合　　　計</text:p>
            <text:p>(公秉油當量)</text:p>
          </table:table-cell>
          <table:table-cell table:style-name="ce24" office:value-type="string" calcext:value-type="string" table:number-columns-spanned="3" table:number-rows-spanned="1">
            <text:p>煤　炭 (公　噸)</text:p>
          </table:table-cell>
          <table:covered-table-cell table:number-columns-repeated="2" table:style-name="ce24"/>
          <table:table-cell table:style-name="ce23" office:value-type="string" calcext:value-type="string" table:number-columns-spanned="1" table:number-rows-spanned="3">
            <text:p>柴　油</text:p>
            <text:p>(公　秉)</text:p>
          </table:table-cell>
          <table:table-cell table:style-name="ce23" office:value-type="string" calcext:value-type="string" table:number-columns-spanned="1" table:number-rows-spanned="3">
            <text:p>燃料油</text:p>
            <text:p>(公　秉)</text:p>
          </table:table-cell>
          <table:table-cell table:style-name="ce23" office:value-type="string" calcext:value-type="string" table:number-columns-spanned="1" table:number-rows-spanned="3">
            <text:p>(進口)液化天然氣</text:p>
            <text:p>(千立方公尺)</text:p>
            <text:p>NG(2)</text:p>
          </table:table-cell>
          <table:table-cell table:style-name="ce23" office:value-type="string" calcext:value-type="string" table:number-columns-spanned="1" table:number-rows-spanned="3">
            <text:p>平均燃料耗用量</text:p>
            <text:p>(公升油當量／度)</text:p>
          </table:table-cell>
          <table:table-cell table:style-name="ce39" table:number-columns-repeated="1013"/>
        </table:table-row>
        <table:table-row table:style-name="ro2">
          <table:covered-table-cell table:style-name="ce4"/>
          <table:covered-table-cell table:style-name="ce11"/>
          <table:covered-table-cell table:style-name="ce17"/>
          <table:covered-table-cell table:style-name="ce24"/>
          <table:table-cell table:style-name="ce25" office:value-type="string" calcext:value-type="string" table:number-columns-spanned="1" table:number-rows-spanned="2">
            <text:p>小計</text:p>
          </table:table-cell>
          <table:table-cell table:style-name="ce25" office:value-type="string" calcext:value-type="string" table:number-columns-spanned="1" table:number-rows-spanned="2">
            <text:p>煙煤-燃料煤</text:p>
          </table:table-cell>
          <table:table-cell table:style-name="ce25" office:value-type="string" calcext:value-type="string" table:number-columns-spanned="1" table:number-rows-spanned="2">
            <text:p>亞煙煤</text:p>
          </table:table-cell>
          <table:covered-table-cell table:number-columns-repeated="4" table:style-name="ce24"/>
          <table:table-cell table:style-name="ce39" table:number-columns-repeated="1013"/>
        </table:table-row>
        <table:table-row table:style-name="ro2">
          <table:covered-table-cell table:style-name="ce4"/>
          <table:covered-table-cell table:style-name="ce11"/>
          <table:covered-table-cell table:style-name="ce17"/>
          <table:covered-table-cell table:number-columns-repeated="8" table:style-name="ce25"/>
          <table:table-cell table:style-name="ce39" table:number-columns-repeated="1013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8"/>
          <table:table-cell table:style-name="ce26" office:value-type="float" office:value="22370664.8119934" calcext:value-type="float">
            <text:p><text:s/>22,370,665 <text:s/></text:p>
          </table:table-cell>
          <table:table-cell table:style-name="ce31" office:value-type="float" office:value="23015548" calcext:value-type="float">
            <text:p><text:s/>23,015,548 <text:s/></text:p>
          </table:table-cell>
          <table:table-cell table:style-name="ce31" office:value-type="float" office:value="17972585" calcext:value-type="float">
            <text:p><text:s/>17,972,585 <text:s/></text:p>
          </table:table-cell>
          <table:table-cell table:style-name="ce31" office:value-type="float" office:value="5042963.11507428" calcext:value-type="float">
            <text:p><text:s/>5,042,963 <text:s/></text:p>
          </table:table-cell>
          <table:table-cell table:style-name="ce31" office:value-type="float" office:value="142752" calcext:value-type="float">
            <text:p><text:s/>142,752 <text:s/></text:p>
          </table:table-cell>
          <table:table-cell table:style-name="ce31" office:value-type="float" office:value="3598549" calcext:value-type="float">
            <text:p><text:s/>3,598,549 <text:s/></text:p>
          </table:table-cell>
          <table:table-cell table:style-name="ce31" office:value-type="float" office:value="4270727" calcext:value-type="float">
            <text:p><text:s/>4,270,727 <text:s/></text:p>
          </table:table-cell>
          <table:table-cell table:style-name="ce35" office:value-type="float" office:value="0.233576" calcext:value-type="float">
            <text:p><text:s/>0.2336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9"/>
          <table:table-cell table:style-name="ce27" office:value-type="float" office:value="22604536.8518196" calcext:value-type="float">
            <text:p><text:s/>22,604,537 <text:s/></text:p>
          </table:table-cell>
          <table:table-cell table:style-name="ce32" office:value-type="float" office:value="23851832" calcext:value-type="float">
            <text:p><text:s/>23,851,832 <text:s/></text:p>
          </table:table-cell>
          <table:table-cell table:style-name="ce32" office:value-type="float" office:value="18994522" calcext:value-type="float">
            <text:p><text:s/>18,994,522 <text:s/></text:p>
          </table:table-cell>
          <table:table-cell table:style-name="ce32" office:value-type="float" office:value="4857309.91702889" calcext:value-type="float">
            <text:p><text:s/>4,857,310 <text:s/></text:p>
          </table:table-cell>
          <table:table-cell table:style-name="ce32" office:value-type="float" office:value="119097" calcext:value-type="float">
            <text:p><text:s/>119,097 <text:s/></text:p>
          </table:table-cell>
          <table:table-cell table:style-name="ce32" office:value-type="float" office:value="3204004" calcext:value-type="float">
            <text:p><text:s/>3,204,004 <text:s/></text:p>
          </table:table-cell>
          <table:table-cell table:style-name="ce32" office:value-type="float" office:value="4401376" calcext:value-type="float">
            <text:p><text:s/>4,401,376 <text:s/></text:p>
          </table:table-cell>
          <table:table-cell table:style-name="ce36" office:value-type="float" office:value="0.233552" calcext:value-type="float">
            <text:p><text:s/>0.2336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9"/>
          <table:table-cell table:style-name="ce27" office:value-type="float" office:value="22166410.842863" calcext:value-type="float">
            <text:p><text:s/>22,166,411 <text:s/></text:p>
          </table:table-cell>
          <table:table-cell table:style-name="ce32" office:value-type="float" office:value="24449065" calcext:value-type="float">
            <text:p><text:s/>24,449,065 <text:s/></text:p>
          </table:table-cell>
          <table:table-cell table:style-name="ce32" office:value-type="float" office:value="19435872" calcext:value-type="float">
            <text:p><text:s/>19,435,872 <text:s/></text:p>
          </table:table-cell>
          <table:table-cell table:style-name="ce32" office:value-type="float" office:value="5013192.64279153" calcext:value-type="float">
            <text:p><text:s/>5,013,193 <text:s/></text:p>
          </table:table-cell>
          <table:table-cell table:style-name="ce32" office:value-type="float" office:value="87033" calcext:value-type="float">
            <text:p><text:s/>87,033 <text:s/></text:p>
          </table:table-cell>
          <table:table-cell table:style-name="ce32" office:value-type="float" office:value="2681150" calcext:value-type="float">
            <text:p><text:s/>2,681,150 <text:s/></text:p>
          </table:table-cell>
          <table:table-cell table:style-name="ce32" office:value-type="float" office:value="4186496" calcext:value-type="float">
            <text:p><text:s/>4,186,496 <text:s/></text:p>
          </table:table-cell>
          <table:table-cell table:style-name="ce36" office:value-type="float" office:value="0.234962" calcext:value-type="float">
            <text:p><text:s/>0.2350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9"/>
          <table:table-cell table:style-name="ce27" office:value-type="float" office:value="23626652.5670469" calcext:value-type="float">
            <text:p><text:s/>23,626,653 <text:s/></text:p>
          </table:table-cell>
          <table:table-cell table:style-name="ce32" office:value-type="float" office:value="26346168" calcext:value-type="float">
            <text:p><text:s/>26,346,168 <text:s/></text:p>
          </table:table-cell>
          <table:table-cell table:style-name="ce32" office:value-type="float" office:value="21018993" calcext:value-type="float">
            <text:p><text:s/>21,018,993 <text:s/></text:p>
          </table:table-cell>
          <table:table-cell table:style-name="ce32" office:value-type="float" office:value="5327174.62072258" calcext:value-type="float">
            <text:p><text:s/>5,327,175 <text:s/></text:p>
          </table:table-cell>
          <table:table-cell table:style-name="ce32" office:value-type="float" office:value="149919" calcext:value-type="float">
            <text:p><text:s/>149,919 <text:s/></text:p>
          </table:table-cell>
          <table:table-cell table:style-name="ce32" office:value-type="float" office:value="2481891" calcext:value-type="float">
            <text:p><text:s/>2,481,891 <text:s/></text:p>
          </table:table-cell>
          <table:table-cell table:style-name="ce32" office:value-type="float" office:value="4626998" calcext:value-type="float">
            <text:p><text:s/>4,626,998 <text:s/></text:p>
          </table:table-cell>
          <table:table-cell table:style-name="ce36" office:value-type="float" office:value="0.23733" calcext:value-type="float">
            <text:p><text:s/>0.2373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9"/>
          <table:table-cell table:style-name="ce27" office:value-type="float" office:value="25743271.0471899" calcext:value-type="float">
            <text:p><text:s/>25,743,271 <text:s/></text:p>
          </table:table-cell>
          <table:table-cell table:style-name="ce32" office:value-type="float" office:value="27670333" calcext:value-type="float">
            <text:p><text:s/>27,670,333 <text:s/></text:p>
          </table:table-cell>
          <table:table-cell table:style-name="ce32" office:value-type="float" office:value="22513523" calcext:value-type="float">
            <text:p><text:s/>22,513,523 <text:s/></text:p>
          </table:table-cell>
          <table:table-cell table:style-name="ce32" office:value-type="float" office:value="5156810.09411365" calcext:value-type="float">
            <text:p><text:s/>5,156,810 <text:s/></text:p>
          </table:table-cell>
          <table:table-cell table:style-name="ce32" office:value-type="float" office:value="273303" calcext:value-type="float">
            <text:p><text:s/>273,303 <text:s/></text:p>
          </table:table-cell>
          <table:table-cell table:style-name="ce32" office:value-type="float" office:value="3176942" calcext:value-type="float">
            <text:p><text:s/>3,176,942 <text:s/></text:p>
          </table:table-cell>
          <table:table-cell table:style-name="ce32" office:value-type="float" office:value="5033289" calcext:value-type="float">
            <text:p><text:s/>5,033,289 <text:s/></text:p>
          </table:table-cell>
          <table:table-cell table:style-name="ce36" office:value-type="float" office:value="0.237946" calcext:value-type="float">
            <text:p><text:s/>0.2379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9"/>
          <table:table-cell table:style-name="ce27" office:value-type="float" office:value="26241117.1881169" calcext:value-type="float">
            <text:p><text:s/>26,241,117 <text:s/></text:p>
          </table:table-cell>
          <table:table-cell table:style-name="ce32" office:value-type="float" office:value="28243890" calcext:value-type="float">
            <text:p><text:s/>28,243,890 <text:s/></text:p>
          </table:table-cell>
          <table:table-cell table:style-name="ce32" office:value-type="float" office:value="22097367" calcext:value-type="float">
            <text:p><text:s/>22,097,367 <text:s/></text:p>
          </table:table-cell>
          <table:table-cell table:style-name="ce32" office:value-type="float" office:value="6146523.13368479" calcext:value-type="float">
            <text:p><text:s/>6,146,523 <text:s/></text:p>
          </table:table-cell>
          <table:table-cell table:style-name="ce32" office:value-type="float" office:value="128280" calcext:value-type="float">
            <text:p><text:s/>128,280 <text:s/></text:p>
          </table:table-cell>
          <table:table-cell table:style-name="ce32" office:value-type="float" office:value="2795772" calcext:value-type="float">
            <text:p><text:s/>2,795,772 <text:s/></text:p>
          </table:table-cell>
          <table:table-cell table:style-name="ce32" office:value-type="float" office:value="5797793" calcext:value-type="float">
            <text:p><text:s/>5,797,793 <text:s/></text:p>
          </table:table-cell>
          <table:table-cell table:style-name="ce36" office:value-type="float" office:value="0.234123" calcext:value-type="float">
            <text:p><text:s/>0.2341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9"/>
          <table:table-cell table:style-name="ce27" office:value-type="float" office:value="26437679.1505536" calcext:value-type="float">
            <text:p><text:s/>26,437,679 <text:s/></text:p>
          </table:table-cell>
          <table:table-cell table:style-name="ce32" office:value-type="float" office:value="27848814" calcext:value-type="float">
            <text:p><text:s/>27,848,814 <text:s/></text:p>
          </table:table-cell>
          <table:table-cell table:style-name="ce32" office:value-type="float" office:value="20739152" calcext:value-type="float">
            <text:p><text:s/>20,739,152 <text:s/></text:p>
          </table:table-cell>
          <table:table-cell table:style-name="ce32" office:value-type="float" office:value="7109661.5562716" calcext:value-type="float">
            <text:p><text:s/>7,109,662 <text:s/></text:p>
          </table:table-cell>
          <table:table-cell table:style-name="ce32" office:value-type="float" office:value="136984" calcext:value-type="float">
            <text:p><text:s/>136,984 <text:s/></text:p>
          </table:table-cell>
          <table:table-cell table:style-name="ce32" office:value-type="float" office:value="2623952" calcext:value-type="float">
            <text:p><text:s/>2,623,952 <text:s/></text:p>
          </table:table-cell>
          <table:table-cell table:style-name="ce32" office:value-type="float" office:value="6505333" calcext:value-type="float">
            <text:p><text:s/>6,505,333 <text:s/></text:p>
          </table:table-cell>
          <table:table-cell table:style-name="ce36" office:value-type="float" office:value="0.233307" calcext:value-type="float">
            <text:p><text:s/>0.2333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9"/>
          <table:table-cell table:style-name="ce27" office:value-type="float" office:value="23402135.2240597" calcext:value-type="float">
            <text:p><text:s/>23,402,135 <text:s/></text:p>
          </table:table-cell>
          <table:table-cell table:style-name="ce32" office:value-type="float" office:value="25804473" calcext:value-type="float">
            <text:p><text:s/>25,804,473 <text:s/></text:p>
          </table:table-cell>
          <table:table-cell table:style-name="ce32" office:value-type="float" office:value="18566398" calcext:value-type="float">
            <text:p><text:s/>18,566,398 <text:s/></text:p>
          </table:table-cell>
          <table:table-cell table:style-name="ce32" office:value-type="float" office:value="7238075.35432841" calcext:value-type="float">
            <text:p><text:s/>7,238,075 <text:s/></text:p>
          </table:table-cell>
          <table:table-cell table:style-name="ce32" office:value-type="float" office:value="63356" calcext:value-type="float">
            <text:p><text:s/>63,356 <text:s/></text:p>
          </table:table-cell>
          <table:table-cell table:style-name="ce32" office:value-type="float" office:value="1454753" calcext:value-type="float">
            <text:p><text:s/>1,454,753 <text:s/></text:p>
          </table:table-cell>
          <table:table-cell table:style-name="ce32" office:value-type="float" office:value="6091818" calcext:value-type="float">
            <text:p><text:s/>6,091,818 <text:s/></text:p>
          </table:table-cell>
          <table:table-cell table:style-name="ce36" office:value-type="float" office:value="0.231063" calcext:value-type="float">
            <text:p><text:s/>0.2311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9"/>
          <table:table-cell table:style-name="ce27" office:value-type="float" office:value="26453154.8310478" calcext:value-type="float">
            <text:p><text:s/>26,453,155 <text:s/></text:p>
          </table:table-cell>
          <table:table-cell table:style-name="ce32" office:value-type="float" office:value="25905498" calcext:value-type="float">
            <text:p><text:s/>25,905,498 <text:s/></text:p>
          </table:table-cell>
          <table:table-cell table:style-name="ce32" office:value-type="float" office:value="18978702" calcext:value-type="float">
            <text:p><text:s/>18,978,702 <text:s/></text:p>
          </table:table-cell>
          <table:table-cell table:style-name="ce32" office:value-type="float" office:value="6926796.40071254" calcext:value-type="float">
            <text:p><text:s/>6,926,796 <text:s/></text:p>
          </table:table-cell>
          <table:table-cell table:style-name="ce32" office:value-type="float" office:value="63463" calcext:value-type="float">
            <text:p><text:s/>63,463 <text:s/></text:p>
          </table:table-cell>
          <table:table-cell table:style-name="ce32" office:value-type="float" office:value="1981148" calcext:value-type="float">
            <text:p><text:s/>1,981,148 <text:s/></text:p>
          </table:table-cell>
          <table:table-cell table:style-name="ce32" office:value-type="float" office:value="8489598" calcext:value-type="float">
            <text:p><text:s/>8,489,598 <text:s/></text:p>
          </table:table-cell>
          <table:table-cell table:style-name="ce36" office:value-type="float" office:value="0.228583" calcext:value-type="float">
            <text:p><text:s/>0.2286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9"/>
          <table:table-cell table:style-name="ce27" office:value-type="float" office:value="27474161.8360149" calcext:value-type="float">
            <text:p><text:s/>27,474,162 <text:s/></text:p>
          </table:table-cell>
          <table:table-cell table:style-name="ce32" office:value-type="float" office:value="27720225" calcext:value-type="float">
            <text:p><text:s/>27,720,225 <text:s/></text:p>
          </table:table-cell>
          <table:table-cell table:style-name="ce32" office:value-type="float" office:value="14924921" calcext:value-type="float">
            <text:p><text:s/>14,924,921 <text:s/></text:p>
          </table:table-cell>
          <table:table-cell table:style-name="ce32" office:value-type="float" office:value="12795304.4698319" calcext:value-type="float">
            <text:p><text:s/>12,795,304 <text:s/></text:p>
          </table:table-cell>
          <table:table-cell table:style-name="ce32" office:value-type="float" office:value="52464" calcext:value-type="float">
            <text:p><text:s/>52,464 <text:s/></text:p>
          </table:table-cell>
          <table:table-cell table:style-name="ce32" office:value-type="float" office:value="1768835" calcext:value-type="float">
            <text:p><text:s/>1,768,835 <text:s/></text:p>
          </table:table-cell>
          <table:table-cell table:style-name="ce32" office:value-type="float" office:value="9119656" calcext:value-type="float">
            <text:p><text:s/>9,119,656 <text:s/></text:p>
          </table:table-cell>
          <table:table-cell table:style-name="ce36" office:value-type="float" office:value="0.228278" calcext:value-type="float">
            <text:p><text:s/>0.2283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9"/>
          <table:table-cell table:style-name="ce27" office:value-type="float" office:value="27901576.9158873" calcext:value-type="float">
            <text:p><text:s/>27,901,577 <text:s/></text:p>
          </table:table-cell>
          <table:table-cell table:style-name="ce32" office:value-type="float" office:value="28074830" calcext:value-type="float">
            <text:p><text:s/>28,074,830 <text:s/></text:p>
          </table:table-cell>
          <table:table-cell table:style-name="ce32" office:value-type="float" office:value="12294584" calcext:value-type="float">
            <text:p><text:s/>12,294,584 <text:s/></text:p>
          </table:table-cell>
          <table:table-cell table:style-name="ce32" office:value-type="float" office:value="15780246.1962684" calcext:value-type="float">
            <text:p><text:s/>15,780,246 <text:s/></text:p>
          </table:table-cell>
          <table:table-cell table:style-name="ce32" office:value-type="float" office:value="48060" calcext:value-type="float">
            <text:p><text:s/>48,060 <text:s/></text:p>
          </table:table-cell>
          <table:table-cell table:style-name="ce32" office:value-type="float" office:value="1385607" calcext:value-type="float">
            <text:p><text:s/>1,385,607 <text:s/></text:p>
          </table:table-cell>
          <table:table-cell table:style-name="ce32" office:value-type="float" office:value="10000703" calcext:value-type="float">
            <text:p><text:s/>10,000,703 <text:s/></text:p>
          </table:table-cell>
          <table:table-cell table:style-name="ce36" office:value-type="float" office:value="0.226604" calcext:value-type="float">
            <text:p><text:s/>0.2266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9"/>
          <table:table-cell table:style-name="ce27" office:value-type="float" office:value="27070894.6314455" calcext:value-type="float">
            <text:p><text:s/>27,070,895 <text:s/></text:p>
          </table:table-cell>
          <table:table-cell table:style-name="ce32" office:value-type="float" office:value="26225463" calcext:value-type="float">
            <text:p><text:s/>26,225,463 <text:s/></text:p>
          </table:table-cell>
          <table:table-cell table:style-name="ce32" office:value-type="float" office:value="12893814" calcext:value-type="float">
            <text:p><text:s/>12,893,814 <text:s/></text:p>
          </table:table-cell>
          <table:table-cell table:style-name="ce32" office:value-type="float" office:value="13331649.0212383" calcext:value-type="float">
            <text:p><text:s/>13,331,649 <text:s/></text:p>
          </table:table-cell>
          <table:table-cell table:style-name="ce32" office:value-type="float" office:value="48249" calcext:value-type="float">
            <text:p><text:s/>48,249 <text:s/></text:p>
          </table:table-cell>
          <table:table-cell table:style-name="ce32" office:value-type="float" office:value="1286952" calcext:value-type="float">
            <text:p><text:s/>1,286,952 <text:s/></text:p>
          </table:table-cell>
          <table:table-cell table:style-name="ce32" office:value-type="float" office:value="10228689" calcext:value-type="float">
            <text:p><text:s/>10,228,689 <text:s/></text:p>
          </table:table-cell>
          <table:table-cell table:style-name="ce36" office:value-type="float" office:value="0.224814" calcext:value-type="float">
            <text:p><text:s/>0.2248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9"/>
          <table:table-cell table:style-name="ce27" office:value-type="float" office:value="28159177.4763298" calcext:value-type="float">
            <text:p><text:s/>28,159,177 <text:s/></text:p>
          </table:table-cell>
          <table:table-cell table:style-name="ce32" office:value-type="float" office:value="26320435" calcext:value-type="float">
            <text:p><text:s/>26,320,435 <text:s/></text:p>
          </table:table-cell>
          <table:table-cell table:style-name="ce32" office:value-type="float" office:value="13335532" calcext:value-type="float">
            <text:p><text:s/>13,335,532 <text:s/></text:p>
          </table:table-cell>
          <table:table-cell table:style-name="ce32" office:value-type="float" office:value="12984903.2662891" calcext:value-type="float">
            <text:p><text:s/>12,984,903 <text:s/></text:p>
          </table:table-cell>
          <table:table-cell table:style-name="ce32" office:value-type="float" office:value="78696" calcext:value-type="float">
            <text:p><text:s/>78,696 <text:s/></text:p>
          </table:table-cell>
          <table:table-cell table:style-name="ce32" office:value-type="float" office:value="1567705" calcext:value-type="float">
            <text:p><text:s/>1,567,705 <text:s/></text:p>
          </table:table-cell>
          <table:table-cell table:style-name="ce32" office:value-type="float" office:value="10898114" calcext:value-type="float">
            <text:p><text:s/>10,898,114 <text:s/></text:p>
          </table:table-cell>
          <table:table-cell table:style-name="ce36" office:value-type="float" office:value="0.224068" calcext:value-type="float">
            <text:p><text:s/>0.2241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9"/>
          <table:table-cell table:style-name="ce27" office:value-type="float" office:value="29258860.8223034" calcext:value-type="float">
            <text:p><text:s/>29,258,861 <text:s/></text:p>
          </table:table-cell>
          <table:table-cell table:style-name="ce32" office:value-type="float" office:value="24500797" calcext:value-type="float">
            <text:p><text:s/>24,500,797 <text:s/></text:p>
          </table:table-cell>
          <table:table-cell table:style-name="ce32" office:value-type="float" office:value="13438435" calcext:value-type="float">
            <text:p><text:s/>13,438,435 <text:s/></text:p>
          </table:table-cell>
          <table:table-cell table:style-name="ce32" office:value-type="float" office:value="11062362.1240863" calcext:value-type="float">
            <text:p><text:s/>11,062,362 <text:s/></text:p>
          </table:table-cell>
          <table:table-cell table:style-name="ce32" office:value-type="float" office:value="134418" calcext:value-type="float">
            <text:p><text:s/>134,418 <text:s/></text:p>
          </table:table-cell>
          <table:table-cell table:style-name="ce32" office:value-type="float" office:value="2470300" calcext:value-type="float">
            <text:p><text:s/>2,470,300 <text:s/></text:p>
          </table:table-cell>
          <table:table-cell table:style-name="ce32" office:value-type="float" office:value="11964567" calcext:value-type="float">
            <text:p><text:s/>11,964,567 <text:s/></text:p>
          </table:table-cell>
          <table:table-cell table:style-name="ce36" office:value-type="float" office:value="0.223234" calcext:value-type="float">
            <text:p><text:s/>0.2232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9"/>
          <table:table-cell table:style-name="ce27" office:value-type="float" office:value="30852254.4420656" calcext:value-type="float">
            <text:p><text:s/>30,852,254 <text:s/></text:p>
          </table:table-cell>
          <table:table-cell table:style-name="ce32" office:value-type="float" office:value="26164206" calcext:value-type="float">
            <text:p><text:s/>26,164,206 <text:s/></text:p>
          </table:table-cell>
          <table:table-cell table:style-name="ce32" office:value-type="float" office:value="14536035" calcext:value-type="float">
            <text:p><text:s/>14,536,035 <text:s/></text:p>
          </table:table-cell>
          <table:table-cell table:style-name="ce32" office:value-type="float" office:value="11628170.5267619" calcext:value-type="float">
            <text:p><text:s/>11,628,171 <text:s/></text:p>
          </table:table-cell>
          <table:table-cell table:style-name="ce32" office:value-type="float" office:value="125258" calcext:value-type="float">
            <text:p><text:s/>125,258 <text:s/></text:p>
          </table:table-cell>
          <table:table-cell table:style-name="ce32" office:value-type="float" office:value="2427005" calcext:value-type="float">
            <text:p><text:s/>2,427,005 <text:s/></text:p>
          </table:table-cell>
          <table:table-cell table:style-name="ce32" office:value-type="float" office:value="12609493" calcext:value-type="float">
            <text:p><text:s/>12,609,493 <text:s/></text:p>
          </table:table-cell>
          <table:table-cell table:style-name="ce36" office:value-type="float" office:value="0.221728" calcext:value-type="float">
            <text:p><text:s/>0.2217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9"/>
          <table:table-cell table:style-name="ce27" office:value-type="float" office:value="34443262.2" calcext:value-type="float">
            <text:p><text:s/>34,443,262 <text:s/></text:p>
          </table:table-cell>
          <table:table-cell table:style-name="ce32" office:value-type="float" office:value="28974528" calcext:value-type="float">
            <text:p><text:s/>28,974,528 <text:s/></text:p>
          </table:table-cell>
          <table:table-cell table:style-name="ce32" office:value-type="float" office:value="17874912" calcext:value-type="float">
            <text:p><text:s/>17,874,912 <text:s/></text:p>
          </table:table-cell>
          <table:table-cell table:style-name="ce32" office:value-type="float" office:value="11099616" calcext:value-type="float">
            <text:p><text:s/>11,099,616 <text:s/></text:p>
          </table:table-cell>
          <table:table-cell table:style-name="ce32" office:value-type="float" office:value="134208" calcext:value-type="float">
            <text:p><text:s/>134,208 <text:s/></text:p>
          </table:table-cell>
          <table:table-cell table:style-name="ce32" office:value-type="float" office:value="2663258" calcext:value-type="float">
            <text:p><text:s/>2,663,258 <text:s/></text:p>
          </table:table-cell>
          <table:table-cell table:style-name="ce32" office:value-type="float" office:value="14113291" calcext:value-type="float">
            <text:p><text:s/>14,113,291 <text:s/></text:p>
          </table:table-cell>
          <table:table-cell table:style-name="ce36" office:value-type="float" office:value="0.220982" calcext:value-type="float">
            <text:p><text:s/>0.2210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9"/>
          <table:table-cell table:style-name="ce27" office:value-type="float" office:value="33283591.7" calcext:value-type="float">
            <text:p><text:s/>33,283,592 <text:s/></text:p>
          </table:table-cell>
          <table:table-cell table:style-name="ce32" office:value-type="float" office:value="28972347" calcext:value-type="float">
            <text:p><text:s/>28,972,347 <text:s/></text:p>
          </table:table-cell>
          <table:table-cell table:style-name="ce32" office:value-type="float" office:value="18326292" calcext:value-type="float">
            <text:p><text:s/>18,326,292 <text:s/></text:p>
          </table:table-cell>
          <table:table-cell table:style-name="ce32" office:value-type="float" office:value="10646055" calcext:value-type="float">
            <text:p><text:s/>10,646,055 <text:s/></text:p>
          </table:table-cell>
          <table:table-cell table:style-name="ce32" office:value-type="float" office:value="88775" calcext:value-type="float">
            <text:p><text:s/>88,775 <text:s/></text:p>
          </table:table-cell>
          <table:table-cell table:style-name="ce32" office:value-type="float" office:value="1601624" calcext:value-type="float">
            <text:p><text:s/>1,601,624 <text:s/></text:p>
          </table:table-cell>
          <table:table-cell table:style-name="ce32" office:value-type="float" office:value="14089499" calcext:value-type="float">
            <text:p><text:s/>14,089,499 <text:s/></text:p>
          </table:table-cell>
          <table:table-cell table:style-name="ce36" office:value-type="float" office:value="0.216324" calcext:value-type="float">
            <text:p><text:s/>0.2163 <text:s/>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9"/>
          <table:table-cell table:style-name="ce27" office:value-type="float" office:value="31111165.2666667" calcext:value-type="float">
            <text:p><text:s/>31,111,165 <text:s/></text:p>
          </table:table-cell>
          <table:table-cell table:style-name="ce32" office:value-type="float" office:value="27443124" calcext:value-type="float">
            <text:p><text:s/>27,443,124 <text:s/></text:p>
          </table:table-cell>
          <table:table-cell table:style-name="ce32" office:value-type="float" office:value="17450001" calcext:value-type="float">
            <text:p><text:s/>17,450,001 <text:s/></text:p>
          </table:table-cell>
          <table:table-cell table:style-name="ce32" office:value-type="float" office:value="9993123" calcext:value-type="float">
            <text:p><text:s/>9,993,123 <text:s/></text:p>
          </table:table-cell>
          <table:table-cell table:style-name="ce32" office:value-type="float" office:value="75069" calcext:value-type="float">
            <text:p><text:s/>75,069 <text:s/></text:p>
          </table:table-cell>
          <table:table-cell table:style-name="ce32" office:value-type="float" office:value="1103224" calcext:value-type="float">
            <text:p><text:s/>1,103,224 <text:s/></text:p>
          </table:table-cell>
          <table:table-cell table:style-name="ce32" office:value-type="float" office:value="13371961" calcext:value-type="float">
            <text:p><text:s/>13,371,961 <text:s/></text:p>
          </table:table-cell>
          <table:table-cell table:style-name="ce36" office:value-type="float" office:value="0.212992" calcext:value-type="float">
            <text:p><text:s/>0.2130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27"/>
          <table:table-cell table:style-name="ce32" table:number-columns-repeated="6"/>
          <table:table-cell table:style-name="ce36"/>
          <table:table-cell table:number-columns-repeated="1013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7" office:value-type="float" office:value="2161720.48888889" calcext:value-type="float">
            <text:p><text:s/>2,161,720 <text:s/></text:p>
          </table:table-cell>
          <table:table-cell table:style-name="ce32" office:value-type="float" office:value="1617336" calcext:value-type="float">
            <text:p><text:s/>1,617,336 <text:s/></text:p>
          </table:table-cell>
          <table:table-cell table:style-name="ce32" office:value-type="float" office:value="930742" calcext:value-type="float">
            <text:p><text:s/>930,742 <text:s/></text:p>
          </table:table-cell>
          <table:table-cell table:style-name="ce32" office:value-type="float" office:value="686594" calcext:value-type="float">
            <text:p><text:s/>686,594 <text:s/></text:p>
          </table:table-cell>
          <table:table-cell table:style-name="ce32" office:value-type="float" office:value="5457" calcext:value-type="float">
            <text:p><text:s/>5,457 <text:s/></text:p>
          </table:table-cell>
          <table:table-cell table:style-name="ce32" office:value-type="float" office:value="75451" calcext:value-type="float">
            <text:p><text:s/>75,451 <text:s/></text:p>
          </table:table-cell>
          <table:table-cell table:style-name="ce32" office:value-type="float" office:value="1112864" calcext:value-type="float">
            <text:p><text:s/>1,112,864 <text:s/></text:p>
          </table:table-cell>
          <table:table-cell table:style-name="ce36" office:value-type="float" office:value="0.207874" calcext:value-type="float">
            <text:p><text:s/>0.2079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7" office:value-type="float" office:value="2206649.25555556" calcext:value-type="float">
            <text:p><text:s/>2,206,649 <text:s/></text:p>
          </table:table-cell>
          <table:table-cell table:style-name="ce32" office:value-type="float" office:value="1775179" calcext:value-type="float">
            <text:p><text:s/>1,775,179 <text:s/></text:p>
          </table:table-cell>
          <table:table-cell table:style-name="ce32" office:value-type="float" office:value="806483" calcext:value-type="float">
            <text:p><text:s/>806,483 <text:s/></text:p>
          </table:table-cell>
          <table:table-cell table:style-name="ce32" office:value-type="float" office:value="968696" calcext:value-type="float">
            <text:p><text:s/>968,696 <text:s/></text:p>
          </table:table-cell>
          <table:table-cell table:style-name="ce32" office:value-type="float" office:value="5456" calcext:value-type="float">
            <text:p><text:s/>5,456 <text:s/></text:p>
          </table:table-cell>
          <table:table-cell table:style-name="ce32" office:value-type="float" office:value="65449" calcext:value-type="float">
            <text:p><text:s/>65,449 <text:s/></text:p>
          </table:table-cell>
          <table:table-cell table:style-name="ce32" office:value-type="float" office:value="1093571" calcext:value-type="float">
            <text:p><text:s/>1,093,571 <text:s/></text:p>
          </table:table-cell>
          <table:table-cell table:style-name="ce36" office:value-type="float" office:value="0.208546" calcext:value-type="float">
            <text:p><text:s/>0.2085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7" office:value-type="float" office:value="2466418.27777778" calcext:value-type="float">
            <text:p><text:s/>2,466,418 <text:s/></text:p>
          </table:table-cell>
          <table:table-cell table:style-name="ce32" office:value-type="float" office:value="1944591" calcext:value-type="float">
            <text:p><text:s/>1,944,591 <text:s/></text:p>
          </table:table-cell>
          <table:table-cell table:style-name="ce32" office:value-type="float" office:value="1116395" calcext:value-type="float">
            <text:p><text:s/>1,116,395 <text:s/></text:p>
          </table:table-cell>
          <table:table-cell table:style-name="ce32" office:value-type="float" office:value="828196" calcext:value-type="float">
            <text:p><text:s/>828,196 <text:s/></text:p>
          </table:table-cell>
          <table:table-cell table:style-name="ce32" office:value-type="float" office:value="3955" calcext:value-type="float">
            <text:p><text:s/>3,955 <text:s/></text:p>
          </table:table-cell>
          <table:table-cell table:style-name="ce32" office:value-type="float" office:value="61606" calcext:value-type="float">
            <text:p><text:s/>61,606 <text:s/></text:p>
          </table:table-cell>
          <table:table-cell table:style-name="ce32" office:value-type="float" office:value="1239057" calcext:value-type="float">
            <text:p><text:s/>1,239,057 <text:s/></text:p>
          </table:table-cell>
          <table:table-cell table:style-name="ce36" office:value-type="float" office:value="0.208715" calcext:value-type="float">
            <text:p><text:s/>0.2087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7" office:value-type="float" office:value="2426914.62222222" calcext:value-type="float">
            <text:p><text:s/>2,426,915 <text:s/></text:p>
          </table:table-cell>
          <table:table-cell table:style-name="ce32" office:value-type="float" office:value="2062198" calcext:value-type="float">
            <text:p><text:s/>2,062,198 <text:s/></text:p>
          </table:table-cell>
          <table:table-cell table:style-name="ce32" office:value-type="float" office:value="1191623" calcext:value-type="float">
            <text:p><text:s/>1,191,623 <text:s/></text:p>
          </table:table-cell>
          <table:table-cell table:style-name="ce32" office:value-type="float" office:value="870575" calcext:value-type="float">
            <text:p><text:s/>870,575 <text:s/></text:p>
          </table:table-cell>
          <table:table-cell table:style-name="ce32" office:value-type="float" office:value="4891" calcext:value-type="float">
            <text:p><text:s/>4,891 <text:s/></text:p>
          </table:table-cell>
          <table:table-cell table:style-name="ce32" office:value-type="float" office:value="40566" calcext:value-type="float">
            <text:p><text:s/>40,566 <text:s/></text:p>
          </table:table-cell>
          <table:table-cell table:style-name="ce32" office:value-type="float" office:value="1150405" calcext:value-type="float">
            <text:p><text:s/>1,150,405 <text:s/></text:p>
          </table:table-cell>
          <table:table-cell table:style-name="ce36" office:value-type="float" office:value="0.209449" calcext:value-type="float">
            <text:p><text:s/>0.2094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7" office:value-type="float" office:value="2837394.52222222" calcext:value-type="float">
            <text:p><text:s/>2,837,395 <text:s/></text:p>
          </table:table-cell>
          <table:table-cell table:style-name="ce32" office:value-type="float" office:value="2419713" calcext:value-type="float">
            <text:p><text:s/>2,419,713 <text:s/></text:p>
          </table:table-cell>
          <table:table-cell table:style-name="ce32" office:value-type="float" office:value="1615315" calcext:value-type="float">
            <text:p><text:s/>1,615,315 <text:s/></text:p>
          </table:table-cell>
          <table:table-cell table:style-name="ce32" office:value-type="float" office:value="804398" calcext:value-type="float">
            <text:p><text:s/>804,398 <text:s/></text:p>
          </table:table-cell>
          <table:table-cell table:style-name="ce32" office:value-type="float" office:value="5189" calcext:value-type="float">
            <text:p><text:s/>5,189 <text:s/></text:p>
          </table:table-cell>
          <table:table-cell table:style-name="ce32" office:value-type="float" office:value="43824" calcext:value-type="float">
            <text:p><text:s/>43,824 <text:s/></text:p>
          </table:table-cell>
          <table:table-cell table:style-name="ce32" office:value-type="float" office:value="1324823" calcext:value-type="float">
            <text:p><text:s/>1,324,823 <text:s/></text:p>
          </table:table-cell>
          <table:table-cell table:style-name="ce36" office:value-type="float" office:value="0.211183" calcext:value-type="float">
            <text:p><text:s/>0.2112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7" office:value-type="float" office:value="2954587.38888889" calcext:value-type="float">
            <text:p><text:s/>2,954,587 <text:s/></text:p>
          </table:table-cell>
          <table:table-cell table:style-name="ce32" office:value-type="float" office:value="2614461" calcext:value-type="float">
            <text:p><text:s/>2,614,461 <text:s/></text:p>
          </table:table-cell>
          <table:table-cell table:style-name="ce32" office:value-type="float" office:value="1948729" calcext:value-type="float">
            <text:p><text:s/>1,948,729 <text:s/></text:p>
          </table:table-cell>
          <table:table-cell table:style-name="ce32" office:value-type="float" office:value="665732" calcext:value-type="float">
            <text:p><text:s/>665,732 <text:s/></text:p>
          </table:table-cell>
          <table:table-cell table:style-name="ce32" office:value-type="float" office:value="5762" calcext:value-type="float">
            <text:p><text:s/>5,762 <text:s/></text:p>
          </table:table-cell>
          <table:table-cell table:style-name="ce32" office:value-type="float" office:value="47796" calcext:value-type="float">
            <text:p><text:s/>47,796 <text:s/></text:p>
          </table:table-cell>
          <table:table-cell table:style-name="ce32" office:value-type="float" office:value="1301578" calcext:value-type="float">
            <text:p><text:s/>1,301,578 <text:s/></text:p>
          </table:table-cell>
          <table:table-cell table:style-name="ce36" office:value-type="float" office:value="0.213455" calcext:value-type="float">
            <text:p><text:s/>0.2135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7" office:value-type="float" office:value="3267813.2" calcext:value-type="float">
            <text:p><text:s/>3,267,813 <text:s/></text:p>
          </table:table-cell>
          <table:table-cell table:style-name="ce32" office:value-type="float" office:value="2995708" calcext:value-type="float">
            <text:p><text:s/>2,995,708 <text:s/></text:p>
          </table:table-cell>
          <table:table-cell table:style-name="ce32" office:value-type="float" office:value="1996186" calcext:value-type="float">
            <text:p><text:s/>1,996,186 <text:s/></text:p>
          </table:table-cell>
          <table:table-cell table:style-name="ce32" office:value-type="float" office:value="999522" calcext:value-type="float">
            <text:p><text:s/>999,522 <text:s/></text:p>
          </table:table-cell>
          <table:table-cell table:style-name="ce32" office:value-type="float" office:value="5275" calcext:value-type="float">
            <text:p><text:s/>5,275 <text:s/></text:p>
          </table:table-cell>
          <table:table-cell table:style-name="ce32" office:value-type="float" office:value="79028" calcext:value-type="float">
            <text:p><text:s/>79,028 <text:s/></text:p>
          </table:table-cell>
          <table:table-cell table:style-name="ce32" office:value-type="float" office:value="1370158" calcext:value-type="float">
            <text:p><text:s/>1,370,158 <text:s/></text:p>
          </table:table-cell>
          <table:table-cell table:style-name="ce36" office:value-type="float" office:value="0.211825" calcext:value-type="float">
            <text:p><text:s/>0.2118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7" office:value-type="float" office:value="3207525.07777778" calcext:value-type="float">
            <text:p><text:s/>3,207,525 <text:s/></text:p>
          </table:table-cell>
          <table:table-cell table:style-name="ce32" office:value-type="float" office:value="2944503" calcext:value-type="float">
            <text:p><text:s/>2,944,503 <text:s/></text:p>
          </table:table-cell>
          <table:table-cell table:style-name="ce32" office:value-type="float" office:value="1874180" calcext:value-type="float">
            <text:p><text:s/>1,874,180 <text:s/></text:p>
          </table:table-cell>
          <table:table-cell table:style-name="ce32" office:value-type="float" office:value="1070323" calcext:value-type="float">
            <text:p><text:s/>1,070,323 <text:s/></text:p>
          </table:table-cell>
          <table:table-cell table:style-name="ce32" office:value-type="float" office:value="6356" calcext:value-type="float">
            <text:p><text:s/>6,356 <text:s/></text:p>
          </table:table-cell>
          <table:table-cell table:style-name="ce32" office:value-type="float" office:value="68936" calcext:value-type="float">
            <text:p><text:s/>68,936 <text:s/></text:p>
          </table:table-cell>
          <table:table-cell table:style-name="ce32" office:value-type="float" office:value="1358349" calcext:value-type="float">
            <text:p><text:s/>1,358,349 <text:s/></text:p>
          </table:table-cell>
          <table:table-cell table:style-name="ce36" office:value-type="float" office:value="0.212656" calcext:value-type="float">
            <text:p><text:s/>0.2127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7" office:value-type="float" office:value="2911326.21111111" calcext:value-type="float">
            <text:p><text:s/>2,911,326 <text:s/></text:p>
          </table:table-cell>
          <table:table-cell table:style-name="ce32" office:value-type="float" office:value="2737467" calcext:value-type="float">
            <text:p><text:s/>2,737,467 <text:s/></text:p>
          </table:table-cell>
          <table:table-cell table:style-name="ce32" office:value-type="float" office:value="1553201" calcext:value-type="float">
            <text:p><text:s/>1,553,201 <text:s/></text:p>
          </table:table-cell>
          <table:table-cell table:style-name="ce32" office:value-type="float" office:value="1184266" calcext:value-type="float">
            <text:p><text:s/>1,184,266 <text:s/></text:p>
          </table:table-cell>
          <table:table-cell table:style-name="ce32" office:value-type="float" office:value="5165" calcext:value-type="float">
            <text:p><text:s/>5,165 <text:s/></text:p>
          </table:table-cell>
          <table:table-cell table:style-name="ce32" office:value-type="float" office:value="77633" calcext:value-type="float">
            <text:p><text:s/>77,633 <text:s/></text:p>
          </table:table-cell>
          <table:table-cell table:style-name="ce32" office:value-type="float" office:value="1195236" calcext:value-type="float">
            <text:p><text:s/>1,195,236 <text:s/></text:p>
          </table:table-cell>
          <table:table-cell table:style-name="ce36" office:value-type="float" office:value="0.213968" calcext:value-type="float">
            <text:p><text:s/>0.2140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7" office:value-type="float" office:value="2557076.18888889" calcext:value-type="float">
            <text:p><text:s/>2,557,076 <text:s/></text:p>
          </table:table-cell>
          <table:table-cell table:style-name="ce32" office:value-type="float" office:value="2012691" calcext:value-type="float">
            <text:p><text:s/>2,012,691 <text:s/></text:p>
          </table:table-cell>
          <table:table-cell table:style-name="ce32" office:value-type="float" office:value="1249054" calcext:value-type="float">
            <text:p><text:s/>1,249,054 <text:s/></text:p>
          </table:table-cell>
          <table:table-cell table:style-name="ce32" office:value-type="float" office:value="763637" calcext:value-type="float">
            <text:p><text:s/>763,637 <text:s/></text:p>
          </table:table-cell>
          <table:table-cell table:style-name="ce32" office:value-type="float" office:value="3812" calcext:value-type="float">
            <text:p><text:s/>3,812 <text:s/></text:p>
          </table:table-cell>
          <table:table-cell table:style-name="ce32" office:value-type="float" office:value="56713" calcext:value-type="float">
            <text:p><text:s/>56,713 <text:s/></text:p>
          </table:table-cell>
          <table:table-cell table:style-name="ce32" office:value-type="float" office:value="1286199" calcext:value-type="float">
            <text:p><text:s/>1,286,199 <text:s/></text:p>
          </table:table-cell>
          <table:table-cell table:style-name="ce36" office:value-type="float" office:value="0.208697" calcext:value-type="float">
            <text:p><text:s/>0.2087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7" office:value-type="float" office:value="2491347.61111111" calcext:value-type="float">
            <text:p><text:s/>2,491,348 <text:s/></text:p>
          </table:table-cell>
          <table:table-cell table:style-name="ce32" office:value-type="float" office:value="1870489" calcext:value-type="float">
            <text:p><text:s/>1,870,489 <text:s/></text:p>
          </table:table-cell>
          <table:table-cell table:style-name="ce32" office:value-type="float" office:value="971034" calcext:value-type="float">
            <text:p><text:s/>971,034 <text:s/></text:p>
          </table:table-cell>
          <table:table-cell table:style-name="ce32" office:value-type="float" office:value="899455" calcext:value-type="float">
            <text:p><text:s/>899,455 <text:s/></text:p>
          </table:table-cell>
          <table:table-cell table:style-name="ce32" office:value-type="float" office:value="4307" calcext:value-type="float">
            <text:p><text:s/>4,307 <text:s/></text:p>
          </table:table-cell>
          <table:table-cell table:style-name="ce32" office:value-type="float" office:value="55699" calcext:value-type="float">
            <text:p><text:s/>55,699 <text:s/></text:p>
          </table:table-cell>
          <table:table-cell table:style-name="ce32" office:value-type="float" office:value="1323224" calcext:value-type="float">
            <text:p><text:s/>1,323,224 <text:s/></text:p>
          </table:table-cell>
          <table:table-cell table:style-name="ce36" office:value-type="float" office:value="0.205842" calcext:value-type="float">
            <text:p><text:s/>0.2058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7" office:value-type="float" office:value="29488772.8444444" calcext:value-type="float">
            <text:p><text:s/>29,488,773 <text:s/></text:p>
          </table:table-cell>
          <table:table-cell table:style-name="ce32" office:value-type="float" office:value="24994336" calcext:value-type="float">
            <text:p><text:s/>24,994,336 <text:s/></text:p>
          </table:table-cell>
          <table:table-cell table:style-name="ce32" office:value-type="float" office:value="15252942" calcext:value-type="float">
            <text:p><text:s/>15,252,942 <text:s/></text:p>
          </table:table-cell>
          <table:table-cell table:style-name="ce32" office:value-type="float" office:value="9741394" calcext:value-type="float">
            <text:p><text:s/>9,741,394 <text:s/></text:p>
          </table:table-cell>
          <table:table-cell table:style-name="ce32" office:value-type="float" office:value="55625" calcext:value-type="float">
            <text:p><text:s/>55,625 <text:s/></text:p>
          </table:table-cell>
          <table:table-cell table:style-name="ce32" office:value-type="float" office:value="672701" calcext:value-type="float">
            <text:p><text:s/>672,701 <text:s/></text:p>
          </table:table-cell>
          <table:table-cell table:style-name="ce32" office:value-type="float" office:value="13755464" calcext:value-type="float">
            <text:p><text:s/>13,755,464 <text:s/></text:p>
          </table:table-cell>
          <table:table-cell table:style-name="ce36" office:value-type="float" office:value="0.210432" calcext:value-type="float">
            <text:p><text:s/>0.2104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2月</text:p>
          </table:table-cell>
          <table:table-cell table:style-name="ce19"/>
          <table:table-cell table:style-name="ce27" office:value-type="float" office:value="2563447.57777778" calcext:value-type="float">
            <text:p><text:s/>2,563,448 <text:s/></text:p>
          </table:table-cell>
          <table:table-cell table:style-name="ce32" office:value-type="float" office:value="1943142" calcext:value-type="float">
            <text:p><text:s/>1,943,142 <text:s/></text:p>
          </table:table-cell>
          <table:table-cell table:style-name="ce32" office:value-type="float" office:value="1025966" calcext:value-type="float">
            <text:p><text:s/>1,025,966 <text:s/></text:p>
          </table:table-cell>
          <table:table-cell table:style-name="ce32" office:value-type="float" office:value="917176" calcext:value-type="float">
            <text:p><text:s/>917,176 <text:s/></text:p>
          </table:table-cell>
          <table:table-cell table:style-name="ce32" office:value-type="float" office:value="3974" calcext:value-type="float">
            <text:p><text:s/>3,974 <text:s/></text:p>
          </table:table-cell>
          <table:table-cell table:style-name="ce32" office:value-type="float" office:value="85195" calcext:value-type="float">
            <text:p><text:s/>85,195 <text:s/></text:p>
          </table:table-cell>
          <table:table-cell table:style-name="ce32" office:value-type="float" office:value="1319734" calcext:value-type="float">
            <text:p><text:s/>1,319,734 <text:s/></text:p>
          </table:table-cell>
          <table:table-cell table:style-name="ce36" office:value-type="float" office:value="0.206912" calcext:value-type="float">
            <text:p><text:s/>0.2069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 - 12月</text:p>
          </table:table-cell>
          <table:table-cell table:style-name="ce19"/>
          <table:table-cell table:style-name="ce27" office:value-type="float" office:value="32052220.4222222" calcext:value-type="float">
            <text:p><text:s/>32,052,220 <text:s/></text:p>
          </table:table-cell>
          <table:table-cell table:style-name="ce32" office:value-type="float" office:value="26937478" calcext:value-type="float">
            <text:p><text:s/>26,937,478 <text:s/></text:p>
          </table:table-cell>
          <table:table-cell table:style-name="ce32" office:value-type="float" office:value="16278908" calcext:value-type="float">
            <text:p><text:s/>16,278,908 <text:s/></text:p>
          </table:table-cell>
          <table:table-cell table:style-name="ce32" office:value-type="float" office:value="10658570" calcext:value-type="float">
            <text:p><text:s/>10,658,570 <text:s/></text:p>
          </table:table-cell>
          <table:table-cell table:style-name="ce32" office:value-type="float" office:value="59599" calcext:value-type="float">
            <text:p><text:s/>59,599 <text:s/></text:p>
          </table:table-cell>
          <table:table-cell table:style-name="ce32" office:value-type="float" office:value="757896" calcext:value-type="float">
            <text:p><text:s/>757,896 <text:s/></text:p>
          </table:table-cell>
          <table:table-cell table:style-name="ce32" office:value-type="float" office:value="15075198" calcext:value-type="float">
            <text:p><text:s/>15,075,198 <text:s/></text:p>
          </table:table-cell>
          <table:table-cell table:style-name="ce36" office:value-type="float" office:value="0.210146" calcext:value-type="float">
            <text:p><text:s/>0.2101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27"/>
          <table:table-cell table:style-name="ce32" table:number-columns-repeated="6"/>
          <table:table-cell table:style-name="ce36"/>
          <table:table-cell table:number-columns-repeated="1013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7" office:value-type="float" office:value="2474415.54444444" calcext:value-type="float">
            <text:p><text:s/>2,474,416 <text:s/></text:p>
          </table:table-cell>
          <table:table-cell table:style-name="ce32" office:value-type="float" office:value="1918615" calcext:value-type="float">
            <text:p><text:s/>1,918,615 <text:s/></text:p>
          </table:table-cell>
          <table:table-cell table:style-name="ce32" office:value-type="float" office:value="1022538" calcext:value-type="float">
            <text:p><text:s/>1,022,538 <text:s/></text:p>
          </table:table-cell>
          <table:table-cell table:style-name="ce32" office:value-type="float" office:value="896077" calcext:value-type="float">
            <text:p><text:s/>896,077 <text:s/></text:p>
          </table:table-cell>
          <table:table-cell table:style-name="ce32" office:value-type="float" office:value="3834" calcext:value-type="float">
            <text:p><text:s/>3,834 <text:s/></text:p>
          </table:table-cell>
          <table:table-cell table:style-name="ce32" office:value-type="float" office:value="73224" calcext:value-type="float">
            <text:p><text:s/>73,224 <text:s/></text:p>
          </table:table-cell>
          <table:table-cell table:style-name="ce32" office:value-type="float" office:value="1257260" calcext:value-type="float">
            <text:p><text:s/>1,257,260 <text:s/></text:p>
          </table:table-cell>
          <table:table-cell table:style-name="ce36" office:value-type="float" office:value="0.206572" calcext:value-type="float">
            <text:p><text:s/>0.2066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7" office:value-type="float" office:value="2069401.61111111" calcext:value-type="float">
            <text:p><text:s/>2,069,402 <text:s/></text:p>
          </table:table-cell>
          <table:table-cell table:style-name="ce32" office:value-type="float" office:value="1694839" calcext:value-type="float">
            <text:p><text:s/>1,694,839 <text:s/></text:p>
          </table:table-cell>
          <table:table-cell table:style-name="ce32" office:value-type="float" office:value="995475" calcext:value-type="float">
            <text:p><text:s/>995,475 <text:s/></text:p>
          </table:table-cell>
          <table:table-cell table:style-name="ce32" office:value-type="float" office:value="699364" calcext:value-type="float">
            <text:p><text:s/>699,364 <text:s/></text:p>
          </table:table-cell>
          <table:table-cell table:style-name="ce32" office:value-type="float" office:value="4422" calcext:value-type="float">
            <text:p><text:s/>4,422 <text:s/></text:p>
          </table:table-cell>
          <table:table-cell table:style-name="ce32" office:value-type="float" office:value="65971" calcext:value-type="float">
            <text:p><text:s/>65,971 <text:s/></text:p>
          </table:table-cell>
          <table:table-cell table:style-name="ce32" office:value-type="float" office:value="983673" calcext:value-type="float">
            <text:p><text:s/>983,673 <text:s/></text:p>
          </table:table-cell>
          <table:table-cell table:style-name="ce36" office:value-type="float" office:value="0.206407" calcext:value-type="float">
            <text:p><text:s/>0.2064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7" office:value-type="float" office:value="2484771.87777778" calcext:value-type="float">
            <text:p><text:s/>2,484,772 <text:s/></text:p>
          </table:table-cell>
          <table:table-cell table:style-name="ce32" office:value-type="float" office:value="1876685" calcext:value-type="float">
            <text:p><text:s/>1,876,685 <text:s/></text:p>
          </table:table-cell>
          <table:table-cell table:style-name="ce32" office:value-type="float" office:value="1211083" calcext:value-type="float">
            <text:p><text:s/>1,211,083 <text:s/></text:p>
          </table:table-cell>
          <table:table-cell table:style-name="ce32" office:value-type="float" office:value="665602" calcext:value-type="float">
            <text:p><text:s/>665,602 <text:s/></text:p>
          </table:table-cell>
          <table:table-cell table:style-name="ce32" office:value-type="float" office:value="4089" calcext:value-type="float">
            <text:p><text:s/>4,089 <text:s/></text:p>
          </table:table-cell>
          <table:table-cell table:style-name="ce32" office:value-type="float" office:value="76214" calcext:value-type="float">
            <text:p><text:s/>76,214 <text:s/></text:p>
          </table:table-cell>
          <table:table-cell table:style-name="ce32" office:value-type="float" office:value="1270258" calcext:value-type="float">
            <text:p><text:s/>1,270,258 <text:s/></text:p>
          </table:table-cell>
          <table:table-cell table:style-name="ce36" office:value-type="float" office:value="0.207259" calcext:value-type="float">
            <text:p><text:s/>0.2073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7" office:value-type="float" office:value="2728435.80633333" calcext:value-type="float">
            <text:p><text:s/>2,728,436 <text:s/></text:p>
          </table:table-cell>
          <table:table-cell table:style-name="ce32" office:value-type="float" office:value="2319045.85" calcext:value-type="float">
            <text:p><text:s/>2,319,046 <text:s/></text:p>
          </table:table-cell>
          <table:table-cell table:style-name="ce32" office:value-type="float" office:value="1404940.69" calcext:value-type="float">
            <text:p><text:s/>1,404,941 <text:s/></text:p>
          </table:table-cell>
          <table:table-cell table:style-name="ce32" office:value-type="float" office:value="914105.16" calcext:value-type="float">
            <text:p><text:s/>914,105 <text:s/></text:p>
          </table:table-cell>
          <table:table-cell table:style-name="ce32" office:value-type="float" office:value="3937.43" calcext:value-type="float">
            <text:p><text:s/>3,937 <text:s/></text:p>
          </table:table-cell>
          <table:table-cell table:style-name="ce32" office:value-type="float" office:value="56284.37" calcext:value-type="float">
            <text:p><text:s/>56,284 <text:s/></text:p>
          </table:table-cell>
          <table:table-cell table:style-name="ce32" office:value-type="float" office:value="1277248.964" calcext:value-type="float">
            <text:p><text:s/>1,277,249 <text:s/></text:p>
          </table:table-cell>
          <table:table-cell table:style-name="ce36" office:value-type="float" office:value="0.209896" calcext:value-type="float">
            <text:p><text:s/>0.2099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7" office:value-type="float" office:value="3123271.74" calcext:value-type="float">
            <text:p><text:s/>3,123,272 <text:s/></text:p>
          </table:table-cell>
          <table:table-cell table:style-name="ce32" office:value-type="float" office:value="2810038.52" calcext:value-type="float">
            <text:p><text:s/>2,810,039 <text:s/></text:p>
          </table:table-cell>
          <table:table-cell table:style-name="ce32" office:value-type="float" office:value="1702438.25" calcext:value-type="float">
            <text:p><text:s/>1,702,438 <text:s/></text:p>
          </table:table-cell>
          <table:table-cell table:style-name="ce32" office:value-type="float" office:value="1107600.27" calcext:value-type="float">
            <text:p><text:s/>1,107,600 <text:s/></text:p>
          </table:table-cell>
          <table:table-cell table:style-name="ce32" office:value-type="float" office:value="18170.76" calcext:value-type="float">
            <text:p><text:s/>18,171 <text:s/></text:p>
          </table:table-cell>
          <table:table-cell table:style-name="ce32" office:value-type="float" office:value="68576.35" calcext:value-type="float">
            <text:p><text:s/>68,576 <text:s/></text:p>
          </table:table-cell>
          <table:table-cell table:style-name="ce32" office:value-type="float" office:value="1351926.552" calcext:value-type="float">
            <text:p><text:s/>1,351,927 <text:s/></text:p>
          </table:table-cell>
          <table:table-cell table:style-name="ce36" office:value-type="float" office:value="0.210755" calcext:value-type="float">
            <text:p><text:s/>0.2108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7" office:value-type="float" office:value="2975379.34277778" calcext:value-type="float">
            <text:p><text:s/>2,975,379 <text:s/></text:p>
          </table:table-cell>
          <table:table-cell table:style-name="ce32" office:value-type="float" office:value="2652777.15" calcext:value-type="float">
            <text:p><text:s/>2,652,777 <text:s/></text:p>
          </table:table-cell>
          <table:table-cell table:style-name="ce32" office:value-type="float" office:value="1557414.98" calcext:value-type="float">
            <text:p><text:s/>1,557,415 <text:s/></text:p>
          </table:table-cell>
          <table:table-cell table:style-name="ce32" office:value-type="float" office:value="1095362.17" calcext:value-type="float">
            <text:p><text:s/>1,095,362 <text:s/></text:p>
          </table:table-cell>
          <table:table-cell table:style-name="ce32" office:value-type="float" office:value="5124.43" calcext:value-type="float">
            <text:p><text:s/>5,124 <text:s/></text:p>
          </table:table-cell>
          <table:table-cell table:style-name="ce32" office:value-type="float" office:value="81986.53" calcext:value-type="float">
            <text:p><text:s/>81,987 <text:s/></text:p>
          </table:table-cell>
          <table:table-cell table:style-name="ce32" office:value-type="float" office:value="1300417.574" calcext:value-type="float">
            <text:p><text:s/>1,300,418 <text:s/></text:p>
          </table:table-cell>
          <table:table-cell table:style-name="ce36" office:value-type="float" office:value="0.211581" calcext:value-type="float">
            <text:p><text:s/>0.2116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7" office:value-type="float" office:value="3375447.73166667" calcext:value-type="float">
            <text:p><text:s/>3,375,448 <text:s/></text:p>
          </table:table-cell>
          <table:table-cell table:style-name="ce32" office:value-type="float" office:value="2992554.71" calcext:value-type="float">
            <text:p><text:s/>2,992,555 <text:s/></text:p>
          </table:table-cell>
          <table:table-cell table:style-name="ce32" office:value-type="float" office:value="2154495.56" calcext:value-type="float">
            <text:p><text:s/>2,154,496 <text:s/></text:p>
          </table:table-cell>
          <table:table-cell table:style-name="ce32" office:value-type="float" office:value="838059.15" calcext:value-type="float">
            <text:p><text:s/>838,059 <text:s/></text:p>
          </table:table-cell>
          <table:table-cell table:style-name="ce32" office:value-type="float" office:value="5260.01" calcext:value-type="float">
            <text:p><text:s/>5,260 <text:s/></text:p>
          </table:table-cell>
          <table:table-cell table:style-name="ce32" office:value-type="float" office:value="89668.95" calcext:value-type="float">
            <text:p><text:s/>89,669 <text:s/></text:p>
          </table:table-cell>
          <table:table-cell table:style-name="ce32" office:value-type="float" office:value="1454101.006" calcext:value-type="float">
            <text:p><text:s/>1,454,101 <text:s/></text:p>
          </table:table-cell>
          <table:table-cell table:style-name="ce36" office:value-type="float" office:value="0.214914" calcext:value-type="float">
            <text:p><text:s/>0.2149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7" office:value-type="float" office:value="3284783.952" calcext:value-type="float">
            <text:p><text:s/>3,284,784 <text:s/></text:p>
          </table:table-cell>
          <table:table-cell table:style-name="ce32" office:value-type="float" office:value="2914872.86" calcext:value-type="float">
            <text:p><text:s/>2,914,873 <text:s/></text:p>
          </table:table-cell>
          <table:table-cell table:style-name="ce32" office:value-type="float" office:value="2246663.72" calcext:value-type="float">
            <text:p><text:s/>2,246,664 <text:s/></text:p>
          </table:table-cell>
          <table:table-cell table:style-name="ce32" office:value-type="float" office:value="668209.14" calcext:value-type="float">
            <text:p><text:s/>668,209 <text:s/></text:p>
          </table:table-cell>
          <table:table-cell table:style-name="ce32" office:value-type="float" office:value="4595.3" calcext:value-type="float">
            <text:p><text:s/>4,595 <text:s/></text:p>
          </table:table-cell>
          <table:table-cell table:style-name="ce32" office:value-type="float" office:value="73741.06" calcext:value-type="float">
            <text:p><text:s/>73,741 <text:s/></text:p>
          </table:table-cell>
          <table:table-cell table:style-name="ce32" office:value-type="float" office:value="1415148.098" calcext:value-type="float">
            <text:p><text:s/>1,415,148 <text:s/></text:p>
          </table:table-cell>
          <table:table-cell table:style-name="ce36" office:value-type="float" office:value="0.21643" calcext:value-type="float">
            <text:p><text:s/>0.2164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7" office:value-type="float" office:value="3258701.645" calcext:value-type="float">
            <text:p><text:s/>3,258,702 <text:s/></text:p>
          </table:table-cell>
          <table:table-cell table:style-name="ce32" office:value-type="float" office:value="2957436.99" calcext:value-type="float">
            <text:p><text:s/>2,957,437 <text:s/></text:p>
          </table:table-cell>
          <table:table-cell table:style-name="ce32" office:value-type="float" office:value="2095194.36" calcext:value-type="float">
            <text:p><text:s/>2,095,194 <text:s/></text:p>
          </table:table-cell>
          <table:table-cell table:style-name="ce32" office:value-type="float" office:value="862242.63" calcext:value-type="float">
            <text:p><text:s/>862,243 <text:s/></text:p>
          </table:table-cell>
          <table:table-cell table:style-name="ce32" office:value-type="float" office:value="9028.87" calcext:value-type="float">
            <text:p><text:s/>9,029 <text:s/></text:p>
          </table:table-cell>
          <table:table-cell table:style-name="ce32" office:value-type="float" office:value="99905.67" calcext:value-type="float">
            <text:p><text:s/>99,906 <text:s/></text:p>
          </table:table-cell>
          <table:table-cell table:style-name="ce32" office:value-type="float" office:value="1347309.014" calcext:value-type="float">
            <text:p><text:s/>1,347,309 <text:s/></text:p>
          </table:table-cell>
          <table:table-cell table:style-name="ce36" office:value-type="float" office:value="0.215176" calcext:value-type="float">
            <text:p><text:s/>0.2152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7" office:value-type="float" office:value="2840524.93233333" calcext:value-type="float">
            <text:p><text:s/>2,840,525 <text:s/></text:p>
          </table:table-cell>
          <table:table-cell table:style-name="ce32" office:value-type="float" office:value="2157692.66" calcext:value-type="float">
            <text:p><text:s/>2,157,693 <text:s/></text:p>
          </table:table-cell>
          <table:table-cell table:style-name="ce32" office:value-type="float" office:value="1369190.39" calcext:value-type="float">
            <text:p><text:s/>1,369,190 <text:s/></text:p>
          </table:table-cell>
          <table:table-cell table:style-name="ce32" office:value-type="float" office:value="788502.27" calcext:value-type="float">
            <text:p><text:s/>788,502 <text:s/></text:p>
          </table:table-cell>
          <table:table-cell table:style-name="ce32" office:value-type="float" office:value="10127.7" calcext:value-type="float">
            <text:p><text:s/>10,128 <text:s/></text:p>
          </table:table-cell>
          <table:table-cell table:style-name="ce32" office:value-type="float" office:value="115196.87" calcext:value-type="float">
            <text:p><text:s/>115,197 <text:s/></text:p>
          </table:table-cell>
          <table:table-cell table:style-name="ce32" office:value-type="float" office:value="1411746.157" calcext:value-type="float">
            <text:p><text:s/>1,411,746 <text:s/></text:p>
          </table:table-cell>
          <table:table-cell table:style-name="ce36" office:value-type="float" office:value="0.211181" calcext:value-type="float">
            <text:p><text:s/>0.2112 <text:s/>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7" office:value-type="float" office:value="2728975.625" calcext:value-type="float">
            <text:p><text:s/>2,728,976 <text:s/></text:p>
          </table:table-cell>
          <table:table-cell table:style-name="ce32" office:value-type="float" office:value="2015533.88" calcext:value-type="float">
            <text:p><text:s/>2,015,534 <text:s/></text:p>
          </table:table-cell>
          <table:table-cell table:style-name="ce32" office:value-type="float" office:value="1333110.74" calcext:value-type="float">
            <text:p><text:s/>1,333,111 <text:s/></text:p>
          </table:table-cell>
          <table:table-cell table:style-name="ce32" office:value-type="float" office:value="682423.14" calcext:value-type="float">
            <text:p><text:s/>682,423 <text:s/></text:p>
          </table:table-cell>
          <table:table-cell table:style-name="ce32" office:value-type="float" office:value="5230.42" calcext:value-type="float">
            <text:p><text:s/>5,230 <text:s/></text:p>
          </table:table-cell>
          <table:table-cell table:style-name="ce32" office:value-type="float" office:value="101755.84" calcext:value-type="float">
            <text:p><text:s/>101,756 <text:s/></text:p>
          </table:table-cell>
          <table:table-cell table:style-name="ce32" office:value-type="float" office:value="1399709.381" calcext:value-type="float">
            <text:p><text:s/>1,399,709 <text:s/></text:p>
          </table:table-cell>
          <table:table-cell table:style-name="ce36" office:value-type="float" office:value="0.20953" calcext:value-type="float">
            <text:p><text:s/>0.2095 <text:s/>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8" office:value-type="float" office:value="31344109.8084444" calcext:value-type="float">
            <text:p><text:s/>31,344,110 <text:s/></text:p>
          </table:table-cell>
          <table:table-cell table:style-name="ce33" office:value-type="float" office:value="26310091.62" calcext:value-type="float">
            <text:p><text:s/>26,310,092 <text:s/></text:p>
          </table:table-cell>
          <table:table-cell table:style-name="ce33" office:value-type="float" office:value="17092544.69" calcext:value-type="float">
            <text:p><text:s/>17,092,545 <text:s/></text:p>
          </table:table-cell>
          <table:table-cell table:style-name="ce33" office:value-type="float" office:value="9217546.93" calcext:value-type="float">
            <text:p><text:s/>9,217,547 <text:s/></text:p>
          </table:table-cell>
          <table:table-cell table:style-name="ce33" office:value-type="float" office:value="73819.92" calcext:value-type="float">
            <text:p><text:s/>73,820 <text:s/></text:p>
          </table:table-cell>
          <table:table-cell table:style-name="ce33" office:value-type="float" office:value="902524.64" calcext:value-type="float">
            <text:p><text:s/>902,525 <text:s/></text:p>
          </table:table-cell>
          <table:table-cell table:style-name="ce33" office:value-type="float" office:value="14468797.746" calcext:value-type="float">
            <text:p><text:s/>14,468,798 <text:s/></text:p>
          </table:table-cell>
          <table:table-cell table:style-name="ce37" office:value-type="float" office:value="0.211247" calcext:value-type="float">
            <text:p><text:s/>0.2112 <text:s/></text:p>
          </table:table-cell>
          <table:table-cell table:number-columns-repeated="1013"/>
        </table:table-row>
        <table:table-row table:style-name="ro4" table:number-rows-repeated="5">
          <table:table-cell table:number-columns-repeated="3"/>
          <table:table-cell table:style-name="ce29" table:number-columns-repeated="8"/>
          <table:table-cell table:number-columns-repeated="1013"/>
        </table:table-row>
        <table:table-row table:style-name="ro5" table:number-rows-repeated="26">
          <table:table-cell table:number-columns-repeated="3"/>
          <table:table-cell table:style-name="ce29" table:number-columns-repeated="8"/>
          <table:table-cell table:number-columns-repeated="1013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4" loext:min-decimal-places="4" number:min-integer-digits="1"/>
      <number:text>  </number:text>
    </number:number-style>
    <number:number-style style:name="N178P1" style:volatile="true">
      <number:text>- </number:text>
      <number:number number:decimal-places="4" loext:min-decimal-places="4" number:min-integer-digits="1"/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">
      <number:number number:decimal-places="0" loext:min-decimal-places="0" number:min-integer-digits="3"/>
    </number:number-style>
    <number:number-style style:name="N180P0" style:volatile="true">
      <number:number number:decimal-places="2" loext:min-decimal-places="2" number:min-integer-digits="1"/>
      <number:text>  </number:text>
    </number:number-style>
    <number:number-style style:name="N180P1" style:volatile="true">
      <number:text>- </number:text>
      <number:number number:decimal-places="2" loext:min-decimal-places="2" number:min-integer-digits="1"/>
      <number:text>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">
      <number:number number:decimal-places="0" loext:min-decimal-places="0" number:min-integer-digits="1">
        <number:embedded-text number:position="3"> </number:embedded-text>
      </number:number>
    </number:number-style>
    <number:number-style style:name="N182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82">
      <number:text>- </number:text>
      <number:number number:decimal-places="0" loext:min-decimal-places="0" number:min-integer-digits="1" number:display-factor="1000">
        <number:embedded-text number:position="3"> </number:embedded-text>
      </number:number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</number:number-style>
    <number:number-style style:name="N183">
      <number:text>- </number:text>
      <number:number number:decimal-places="2" loext:min-decimal-places="2" number:min-integer-digits="1" number:display-factor="1000"/>
      <number:text> </number:text>
      <style:map style:condition="value()&gt;=0" style:apply-style-name="N183P0"/>
    </number:number-style>
    <number:number-style style:name="N184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184P1" style:volatile="true">
      <number:text>-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2" loext:min-decimal-places="2" number:min-integer-digits="1"/>
    </number:number-style>
    <number:number-style style:name="N185P1" style:volatile="true">
      <number:text>- </number:text>
      <number:number number:decimal-places="2" loext:min-decimal-places="2" number:min-integer-digits="1"/>
    </number:number-style>
    <number:number-style style:name="N185">
      <number:text>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/>
    </number:number-style>
    <number:number-style style:name="N186P1" style:volatile="true">
      <number:text>- </number:text>
      <number:number number:decimal-places="1" loext:min-decimal-places="1" number:min-integer-digits="1"/>
    </number:number-style>
    <number:number-style style:name="N186">
      <number:number number:decimal-places="1" loext:min-decimal-places="1" number:min-integer-digits="0"/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7">
      <number:text>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8">
      <number:text>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9">
      <number:text>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9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90"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9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91">
      <number:text> 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2">
      <number:text>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</loext:text>
      <loext:fill-character> </loext:fill-character>
      <number:number number:decimal-places="4" loext:min-decimal-places="4" number:min-integer-digits="1" number:grouping="true"/>
      <number:text>   </number:text>
    </number:number-style>
    <number:number-style style:name="N193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  </number:text>
    </number:number-style>
    <number:number-style style:name="N193">
      <number:text>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-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</loext:text>
      <loext:fill-character> </loext:fill-character>
      <number:number number:decimal-places="4" loext:min-decimal-places="4" number:min-integer-digits="1" number:grouping="true"/>
      <number:text>   </number:text>
    </number:number-style>
    <number:number-style style:name="N195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  </number:text>
    </number:number-style>
    <number:number-style style:name="N195">
      <number:text>-   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96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96">
      <number:text>-  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text> </loext:text>
      <loext:fill-character> </loext:fill-character>
      <number:number number:decimal-places="4" loext:min-decimal-places="4" number:min-integer-digits="1" number:grouping="true"/>
      <number:text>  </number:text>
    </number:number-style>
    <number:number-style style:name="N197P1" style:volatile="true">
      <loext:text> </loext:text>
      <loext:fill-character> </loext:fill-character>
      <number:text>-</number:text>
      <number:number number:decimal-places="4" loext:min-decimal-places="4" number:min-integer-digits="1" number:grouping="true"/>
      <number:text>  </number:text>
    </number:number-style>
    <number:number-style style:name="N197">
      <number:text>-  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台電火力發電燃料耗用量</dc:title>
    <dc:subject>台電火力發電燃料耗用量</dc:subject>
    <meta:keyword>能源統計月報</meta:keyword>
    <dc:description>台電火力發電燃料耗用量</dc:description>
    <meta:initial-creator>國際合作與能源統計科</meta:initial-creator>
    <meta:creation-date>2012-04-20T15:19:26</meta:creation-date>
    <dc:creator>方文秀</dc:creator>
    <dc:date>2021-12-29T20:29:30</dc:date>
    <meta:print-date>2021-12-29T20:29:26</meta:print-date>
    <meta:document-statistic meta:table-count="1" meta:cell-count="40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